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0B4000000B4F2FCB365.png"/>
  <manifest:file-entry manifest:media-type="image/png" manifest:full-path="Pictures/10000201000004B0000004B0AD2E2A73.png"/>
  <manifest:file-entry manifest:media-type="image/png" manifest:full-path="Pictures/1000020100000400000003006B0FCA32.png"/>
  <manifest:file-entry manifest:media-type="image/jpeg" manifest:full-path="Pictures/100000000000030C0000030CD6DE4833.jpg"/>
  <manifest:file-entry manifest:media-type="image/png" manifest:full-path="Pictures/10000000000000CE000000F5E802DA79.png"/>
  <manifest:file-entry manifest:media-type="image/png" manifest:full-path="Pictures/10000201000007D0000007D03080D739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612cm"/>
    </style:style>
    <style:style style:name="co3" style:family="table-column">
      <style:table-column-properties fo:break-before="auto" style:column-width="0.55cm"/>
    </style:style>
    <style:style style:name="co4" style:family="table-column">
      <style:table-column-properties fo:break-before="auto" style:column-width="0.3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5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ackground-color="#99ff99"/>
      <style:text-properties fo:font-size="7pt" style:font-size-asian="7pt" style:font-size-complex="7pt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#009900"/>
      <style:text-properties fo:font-size="7pt" style:font-size-asian="7pt" style:font-size-complex="7pt"/>
    </style:style>
    <style:style style:name="ce5" style:family="table-cell" style:parent-style-name="Default">
      <style:table-cell-properties fo:background-color="transparent"/>
      <style:text-properties fo:font-size="7pt" style:font-size-asian="7pt" style:font-size-complex="7pt"/>
    </style:style>
    <style:style style:name="ce6" style:family="table-cell" style:parent-style-name="Default">
      <style:text-properties fo:font-size="7pt" style:font-size-asian="7pt" style:font-size-complex="7pt"/>
    </style:style>
    <style:style style:name="ce7" style:family="table-cell" style:parent-style-name="Default">
      <style:table-cell-properties fo:background-color="#66ff66"/>
      <style:text-properties fo:font-size="7pt" style:font-size-asian="7pt" style:font-size-complex="7pt"/>
    </style:style>
    <style:style style:name="ce8" style:family="table-cell" style:parent-style-name="Default">
      <style:table-cell-properties fo:background-color="#ff9999"/>
      <style:text-properties fo:font-size="7pt" style:font-size-asian="7pt" style:font-size-complex="7pt"/>
    </style:style>
    <style:style style:name="ce9" style:family="table-cell" style:parent-style-name="Default">
      <style:table-cell-properties fo:background-color="#ff6666"/>
      <style:text-properties fo:font-size="7pt" style:font-size-asian="7pt" style:font-size-complex="7pt"/>
    </style:style>
    <style:style style:name="ce10" style:family="table-cell" style:parent-style-name="Default">
      <style:table-cell-properties fo:background-color="#ffffff"/>
      <style:text-properties fo:font-size="7pt" style:font-size-asian="7pt" style:font-size-complex="7pt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 style:data-style-name="N107">
      <style:text-properties fo:font-size="6pt" fo:font-weight="bold" style:font-size-asian="6pt" style:font-weight-asian="bold" style:font-size-complex="6pt" style:font-weight-complex="bold"/>
    </style:style>
    <style:style style:name="ce13" style:family="table-cell" style:parent-style-name="Default" style:data-style-name="N107">
      <style:table-cell-properties style:text-align-source="value-type" style:repeat-content="false"/>
      <style:paragraph-properties fo:margin-left="0cm"/>
      <style:text-properties fo:font-size="6pt" fo:font-weight="bold" style:font-size-asian="6pt" style:font-weight-asian="bold" style:font-size-complex="6pt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Gesamt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Deutschland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number-columns-repeated="27" table:default-cell-style-name="Default"/>
        <table:table-column table:style-name="co3" table:default-cell-style-name="Default"/>
        <table:table-column table:style-name="co4" table:number-columns-repeated="27" table:default-cell-style-name="Default"/>
        <table:table-column table:style-name="co3" table:number-columns-repeated="2" table:default-cell-style-name="Default"/>
        <table:table-row table:style-name="ro2" table:number-rows-repeated="2">
          <table:table-cell table:number-columns-repeated="59"/>
        </table:table-row>
        <table:table-row table:style-name="ro2">
          <table:table-cell office:value-type="string">
            <text:p>Bundesliga</text:p>
          </table:table-cell>
          <table:table-cell table:number-columns-repeated="58"/>
        </table:table-row>
        <table:table-row table:style-name="ro2">
          <table:table-cell office:value-type="string">
            <text:p>2017/18</text:p>
          </table:table-cell>
          <table:table-cell/>
          <table:table-cell table:style-name="ce1" office:value-type="float" office:value="1" table:number-columns-spanned="3" table:number-rows-spanned="1">
            <text:p>1</text:p>
          </table:table-cell>
          <table:covered-table-cell table:number-columns-repeated="2"/>
          <table:table-cell table:style-name="ce1" office:value-type="float" office:value="2" table:number-columns-spanned="3" table:number-rows-spanned="1">
            <text:p>2</text:p>
          </table:table-cell>
          <table:covered-table-cell table:number-columns-repeated="2" table:style-name="ce1"/>
          <table:table-cell table:style-name="ce1" office:value-type="float" office:value="3" table:number-columns-spanned="3" table:number-rows-spanned="1">
            <text:p>3</text:p>
          </table:table-cell>
          <table:covered-table-cell table:number-columns-repeated="2" table:style-name="ce1"/>
          <table:table-cell table:style-name="ce1" office:value-type="float" office:value="4" table:number-columns-spanned="3" table:number-rows-spanned="1">
            <text:p>4</text:p>
          </table:table-cell>
          <table:covered-table-cell table:number-columns-repeated="2" table:style-name="ce1"/>
          <table:table-cell table:style-name="ce1" office:value-type="float" office:value="5" table:number-columns-spanned="3" table:number-rows-spanned="1">
            <text:p>5</text:p>
          </table:table-cell>
          <table:covered-table-cell table:number-columns-repeated="2" table:style-name="ce1"/>
          <table:table-cell table:style-name="ce1" office:value-type="float" office:value="6" table:number-columns-spanned="3" table:number-rows-spanned="1">
            <text:p>6</text:p>
          </table:table-cell>
          <table:covered-table-cell table:number-columns-repeated="2" table:style-name="ce1"/>
          <table:table-cell table:style-name="ce1" office:value-type="float" office:value="7" table:number-columns-spanned="3" table:number-rows-spanned="1">
            <text:p>7</text:p>
          </table:table-cell>
          <table:covered-table-cell table:number-columns-repeated="2" table:style-name="ce1"/>
          <table:table-cell table:style-name="ce1" office:value-type="float" office:value="8" table:number-columns-spanned="3" table:number-rows-spanned="1">
            <text:p>8</text:p>
          </table:table-cell>
          <table:covered-table-cell table:number-columns-repeated="2" table:style-name="ce1"/>
          <table:table-cell table:style-name="ce1" office:value-type="float" office:value="9" table:number-columns-spanned="3" table:number-rows-spanned="1">
            <text:p>9</text:p>
          </table:table-cell>
          <table:covered-table-cell table:number-columns-repeated="2" table:style-name="ce1"/>
          <table:table-cell table:style-name="ce11" office:value-type="string">
            <text:p>Z</text:p>
          </table:table-cell>
          <table:table-cell table:style-name="ce1" office:value-type="float" office:value="10" table:number-columns-spanned="3" table:number-rows-spanned="1">
            <text:p>10</text:p>
          </table:table-cell>
          <table:covered-table-cell table:number-columns-repeated="2" table:style-name="ce1"/>
          <table:table-cell table:style-name="ce1" office:value-type="float" office:value="11" table:number-columns-spanned="3" table:number-rows-spanned="1">
            <text:p>11</text:p>
          </table:table-cell>
          <table:covered-table-cell table:number-columns-repeated="2" table:style-name="ce1"/>
          <table:table-cell table:style-name="ce1" office:value-type="float" office:value="12" table:number-columns-spanned="3" table:number-rows-spanned="1">
            <text:p>12</text:p>
          </table:table-cell>
          <table:covered-table-cell table:number-columns-repeated="2" table:style-name="ce1"/>
          <table:table-cell table:style-name="ce1" office:value-type="float" office:value="13" table:number-columns-spanned="3" table:number-rows-spanned="1">
            <text:p>13</text:p>
          </table:table-cell>
          <table:covered-table-cell table:number-columns-repeated="2" table:style-name="ce1"/>
          <table:table-cell table:style-name="ce1" office:value-type="float" office:value="14" table:number-columns-spanned="3" table:number-rows-spanned="1">
            <text:p>14</text:p>
          </table:table-cell>
          <table:covered-table-cell table:number-columns-repeated="2" table:style-name="ce1"/>
          <table:table-cell table:style-name="ce1" office:value-type="float" office:value="15" table:number-columns-spanned="3" table:number-rows-spanned="1">
            <text:p>15</text:p>
          </table:table-cell>
          <table:covered-table-cell table:number-columns-repeated="2" table:style-name="ce1"/>
          <table:table-cell table:style-name="ce1" office:value-type="float" office:value="16" table:number-columns-spanned="3" table:number-rows-spanned="1">
            <text:p>16</text:p>
          </table:table-cell>
          <table:covered-table-cell table:number-columns-repeated="2" table:style-name="ce1"/>
          <table:table-cell table:style-name="ce1" office:value-type="float" office:value="17" table:number-columns-spanned="3" table:number-rows-spanned="1">
            <text:p>17</text:p>
          </table:table-cell>
          <table:covered-table-cell table:number-columns-repeated="2" table:style-name="ce1"/>
          <table:table-cell table:style-name="ce1" office:value-type="float" office:value="18" table:number-columns-spanned="3" table:number-rows-spanned="1">
            <text:p>18</text:p>
          </table:table-cell>
          <table:covered-table-cell table:number-columns-repeated="2" table:style-name="ce1"/>
          <table:table-cell table:style-name="ce11" office:value-type="string">
            <text:p>Z</text:p>
          </table:table-cell>
          <table:table-cell table:style-name="ce11" office:value-type="string">
            <text:p>F</text:p>
          </table:table-cell>
        </table:table-row>
        <table:table-row table:style-name="ro2">
          <table:table-cell/>
          <table:table-cell>
            <draw:frame table:end-cell-address="Deutschland.C5" table:end-x="0.067cm" table:end-y="0.5cm" draw:z-index="0" draw:name="Grafik 2" draw:style-name="gr1" draw:text-style-name="P1" svg:width="0.5cm" svg:height="0.5cm" svg:x="0.116cm" svg:y="0cm">
              <draw:image xlink:href="Pictures/10000201000007D0000007D03080D739.png" xlink:type="simple" xlink:show="embed" xlink:actuate="onLoad">
                <text:p/>
              </draw:image>
            </draw:frame>
          </table:table-cell>
          <table:table-cell table:style-name="ce2" office:value-type="float" office:value="2">
            <text:p>2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12">
            <text:p>12</text:p>
          </table:table-cell>
          <table:table-cell table:style-name="ce5" office:value-type="float" office:value="6">
            <text:p>6</text:p>
          </table:table-cell>
          <table:table-cell table:number-columns-repeated="2" table:style-name="ce5"/>
          <table:table-cell table:style-name="ce5" office:value-type="float" office:value="2">
            <text:p>2</text:p>
          </table:table-cell>
          <table:table-cell table:number-columns-repeated="8" table:style-name="ce5"/>
          <table:table-cell table:style-name="ce8" office:value-type="float" office:value="1">
            <text:p>1</text:p>
          </table:table-cell>
          <table:table-cell table:number-columns-repeated="9" table:style-name="ce5"/>
          <table:table-cell table:number-columns-repeated="2" table:style-name="ce6"/>
          <table:table-cell table:style-name="ce12" table:formula="of:=([.C5]+[.F5]*1.5+[.I5]*2+[.L5]*2.5+[.O5]*3+[.R5]*3.5+[.U5]*4+[.X5]*4.5+[.AA5]*5)+([.D5]+[.G5]*1.5+[.J5]*2+[.M5]*2.5+[.P5]*3+[.S5]*3.5+[.V5]*4+[.Y5]*4.5+[.AB5]*5)/2+([.E5]+[.H5]*1.5+[.K5]*2+[.N5]*2.5+[.Q5]*3+[.T5]*3.5+[.W5]*4+[.Z5]*4.5+[.AC5]*5)/3" office:value-type="float" office:value="28">
            <text:p>28,0</text:p>
          </table:table-cell>
          <table:table-cell table:number-columns-repeated="27" table:style-name="ce6"/>
          <table:table-cell table:style-name="ce13" table:formula="of:=([.AE5]*5.5+[.AH5]*6+[.AK5]*6.5+[.AN5]*7+[.AQ5]*7.5+[.AT5]*8+[.AW5]*8.5+[.AZ5]*9+[.BC5]*9.5)+([.AF5]*5.5+[.AI5]*6+[.AL5]*6.5+[.AO5]*7+[.AR5]*7.5+[.AU5]*8+[.AX5]*8.5+[.BA5]*9+[.BD5]*9.5)/2+([.AG5]*5.5+[.AJ5]*6+[.AM5]*6.5+[.AP5]*7+[.AS5]*7.5+[.AV5]*8+[.AY5]*8.5+[.BB5]*9+[.BE5]*9.5)/3" office:value-type="float" office:value="0">
            <text:p>0,0</text:p>
          </table:table-cell>
          <table:table-cell table:style-name="ce13" table:formula="of:=[.AD5]+[.BF5]" office:value-type="float" office:value="28">
            <text:p>28,0</text:p>
          </table:table-cell>
        </table:table-row>
        <table:table-row table:style-name="ro2">
          <table:table-cell/>
          <table:table-cell>
            <draw:frame table:end-cell-address="Deutschland.C6" table:end-x="0.067cm" table:end-y="0.5cm" draw:z-index="1" draw:name="Grafik 1" draw:style-name="gr1" draw:text-style-name="P1" svg:width="0.5cm" svg:height="0.5cm" svg:x="0.116cm" svg:y="0cm">
              <draw:image xlink:href="Pictures/10000201000004B0000004B0AD2E2A73.png" xlink:type="simple" xlink:show="embed" xlink:actuate="onLoad">
                <text:p/>
              </draw:image>
            </draw:frame>
          </table:table-cell>
          <table:table-cell table:style-name="ce2" office:value-type="float" office:value="9">
            <text:p>9</text:p>
          </table:table-cell>
          <table:table-cell table:number-columns-repeated="2" table:style-name="ce3"/>
          <table:table-cell table:style-name="ce5" office:value-type="float" office:value="1">
            <text:p>1</text:p>
          </table:table-cell>
          <table:table-cell table:number-columns-repeated="2" table:style-name="ce5"/>
          <table:table-cell table:style-name="ce8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number-columns-repeated="2" table:style-name="ce5"/>
          <table:table-cell table:style-name="ce5" office:value-type="float" office:value="2">
            <text:p>2</text:p>
          </table:table-cell>
          <table:table-cell table:number-columns-repeated="2" table:style-name="ce5"/>
          <table:table-cell table:style-name="ce5" office:value-type="float" office:value="2">
            <text:p>2</text:p>
          </table:table-cell>
          <table:table-cell table:number-columns-repeated="2" table:style-name="ce5"/>
          <table:table-cell table:style-name="ce5" office:value-type="float" office:value="4">
            <text:p>4</text:p>
          </table:table-cell>
          <table:table-cell table:number-columns-repeated="5" table:style-name="ce5"/>
          <table:table-cell table:style-name="ce9" office:value-type="float" office:value="1">
            <text:p>1</text:p>
          </table:table-cell>
          <table:table-cell table:number-columns-repeated="2" table:style-name="ce5"/>
          <table:table-cell table:number-columns-repeated="2" table:style-name="ce6"/>
          <table:table-cell table:style-name="ce12" table:formula="of:=([.C6]+[.F6]*1.5+[.I6]*2+[.L6]*2.5+[.O6]*3+[.R6]*3.5+[.U6]*4+[.X6]*4.5+[.AA6]*5)+([.D6]+[.G6]*1.5+[.J6]*2+[.M6]*2.5+[.P6]*3+[.S6]*3.5+[.V6]*4+[.Y6]*4.5+[.AB6]*5)/2+([.E6]+[.H6]*1.5+[.K6]*2+[.N6]*2.5+[.Q6]*3+[.T6]*3.5+[.W6]*4+[.Z6]*4.5+[.AC6]*5)/3" office:value-type="float" office:value="29.25">
            <text:p>29,3</text:p>
          </table:table-cell>
          <table:table-cell table:number-columns-repeated="27" table:style-name="ce6"/>
          <table:table-cell table:style-name="ce13" table:formula="of:=([.AE6]*5.5+[.AH6]*6+[.AK6]*6.5+[.AN6]*7+[.AQ6]*7.5+[.AT6]*8+[.AW6]*8.5+[.AZ6]*9+[.BC6]*9.5)+([.AF6]*5.5+[.AI6]*6+[.AL6]*6.5+[.AO6]*7+[.AR6]*7.5+[.AU6]*8+[.AX6]*8.5+[.BA6]*9+[.BD6]*9.5)/2+([.AG6]*5.5+[.AJ6]*6+[.AM6]*6.5+[.AP6]*7+[.AS6]*7.5+[.AV6]*8+[.AY6]*8.5+[.BB6]*9+[.BE6]*9.5)/3" office:value-type="float" office:value="0">
            <text:p>0,0</text:p>
          </table:table-cell>
          <table:table-cell table:style-name="ce13" table:formula="of:=[.AD6]+[.BF6]" office:value-type="float" office:value="29.25">
            <text:p>29,3</text:p>
          </table:table-cell>
        </table:table-row>
        <table:table-row table:style-name="ro2">
          <table:table-cell/>
          <table:table-cell>
            <draw:frame table:end-cell-address="Deutschland.C7" table:end-x="0.067cm" table:end-y="0.501cm" draw:z-index="2" draw:name="Grafik 4" draw:style-name="gr1" draw:text-style-name="P1" svg:width="0.5cm" svg:height="0.5cm" svg:x="0.116cm" svg:y="0.001cm">
              <draw:image xlink:href="Pictures/100000000000030C0000030CD6DE4833.jpg" xlink:type="simple" xlink:show="embed" xlink:actuate="onLoad">
                <text:p/>
              </draw:image>
            </draw:frame>
          </table:table-cell>
          <table:table-cell table:number-columns-repeated="3" table:style-name="ce3"/>
          <table:table-cell table:style-name="ce5"/>
          <table:table-cell table:style-name="ce7" office:value-type="float" office:value="3">
            <text:p>3</text:p>
          </table:table-cell>
          <table:table-cell table:number-columns-repeated="4" table:style-name="ce5"/>
          <table:table-cell table:style-name="ce2" office:value-type="float" office:value="3">
            <text:p>3</text:p>
          </table:table-cell>
          <table:table-cell table:style-name="ce5" office:value-type="float" office:value="6">
            <text:p>6</text:p>
          </table:table-cell>
          <table:table-cell table:style-name="ce5"/>
          <table:table-cell table:style-name="ce5" office:value-type="float" office:value="3">
            <text:p>3</text:p>
          </table:table-cell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number-columns-repeated="2" table:style-name="ce5"/>
          <table:table-cell table:style-name="ce5" office:value-type="float" office:value="1">
            <text:p>1</text:p>
          </table:table-cell>
          <table:table-cell table:number-columns-repeated="2" table:style-name="ce5"/>
          <table:table-cell table:style-name="ce8" office:value-type="float" office:value="1">
            <text:p>1</text:p>
          </table:table-cell>
          <table:table-cell table:number-columns-repeated="2" table:style-name="ce6"/>
          <table:table-cell table:style-name="ce12" table:formula="of:=([.C7]+[.F7]*1.5+[.I7]*2+[.L7]*2.5+[.O7]*3+[.R7]*3.5+[.U7]*4+[.X7]*4.5+[.AA7]*5)+([.D7]+[.G7]*1.5+[.J7]*2+[.M7]*2.5+[.P7]*3+[.S7]*3.5+[.V7]*4+[.Y7]*4.5+[.AB7]*5)/2+([.E7]+[.H7]*1.5+[.K7]*2+[.N7]*2.5+[.Q7]*3+[.T7]*3.5+[.W7]*4+[.Z7]*4.5+[.AC7]*5)/3" office:value-type="float" office:value="50">
            <text:p>50,0</text:p>
          </table:table-cell>
          <table:table-cell table:number-columns-repeated="27" table:style-name="ce6"/>
          <table:table-cell table:style-name="ce13" table:formula="of:=([.AE7]*5.5+[.AH7]*6+[.AK7]*6.5+[.AN7]*7+[.AQ7]*7.5+[.AT7]*8+[.AW7]*8.5+[.AZ7]*9+[.BC7]*9.5)+([.AF7]*5.5+[.AI7]*6+[.AL7]*6.5+[.AO7]*7+[.AR7]*7.5+[.AU7]*8+[.AX7]*8.5+[.BA7]*9+[.BD7]*9.5)/2+([.AG7]*5.5+[.AJ7]*6+[.AM7]*6.5+[.AP7]*7+[.AS7]*7.5+[.AV7]*8+[.AY7]*8.5+[.BB7]*9+[.BE7]*9.5)/3" office:value-type="float" office:value="0">
            <text:p>0,0</text:p>
          </table:table-cell>
          <table:table-cell table:style-name="ce13" table:formula="of:=[.AD7]+[.BF7]" office:value-type="float" office:value="50">
            <text:p>50,0</text:p>
          </table:table-cell>
        </table:table-row>
        <table:table-row table:style-name="ro2">
          <table:table-cell/>
          <table:table-cell>
            <draw:frame table:end-cell-address="Deutschland.C8" table:end-x="0.067cm" table:end-y="0.501cm" draw:z-index="3" draw:name="Grafik 17" draw:style-name="gr1" draw:text-style-name="P1" svg:width="0.5cm" svg:height="0.5cm" svg:x="0.116cm" svg:y="0.001cm">
              <draw:image xlink:href="Pictures/10000201000000B4000000B4F2FCB365.png" xlink:type="simple" xlink:show="embed" xlink:actuate="onLoad">
                <text:p/>
              </draw:image>
            </draw:frame>
          </table:table-cell>
          <table:table-cell table:number-columns-repeated="3" table:style-name="ce3"/>
          <table:table-cell table:style-name="ce2" office:value-type="float" office:value="1">
            <text:p>1</text:p>
          </table:table-cell>
          <table:table-cell table:number-columns-repeated="2" table:style-name="ce5"/>
          <table:table-cell table:style-name="ce5" office:value-type="float" office:value="3">
            <text:p>3</text:p>
          </table:table-cell>
          <table:table-cell table:number-columns-repeated="2" table:style-name="ce5"/>
          <table:table-cell table:style-name="ce5" office:value-type="float" office:value="2">
            <text:p>2</text:p>
          </table:table-cell>
          <table:table-cell table:number-columns-repeated="5" table:style-name="ce5"/>
          <table:table-cell table:style-name="ce5" office:value-type="float" office:value="2">
            <text:p>2</text:p>
          </table:table-cell>
          <table:table-cell table:number-columns-repeated="2" table:style-name="ce5"/>
          <table:table-cell table:style-name="ce5" office:value-type="float" office:value="1">
            <text:p>1</text:p>
          </table:table-cell>
          <table:table-cell table:number-columns-repeated="5" table:style-name="ce5"/>
          <table:table-cell table:style-name="ce5" office:value-type="float" office:value="1">
            <text:p>1</text:p>
          </table:table-cell>
          <table:table-cell table:number-columns-repeated="2" table:style-name="ce6"/>
          <table:table-cell table:style-name="ce12" table:formula="of:=([.C8]+[.F8]*1.5+[.I8]*2+[.L8]*2.5+[.O8]*3+[.R8]*3.5+[.U8]*4+[.X8]*4.5+[.AA8]*5)+([.D8]+[.G8]*1.5+[.J8]*2+[.M8]*2.5+[.P8]*3+[.S8]*3.5+[.V8]*4+[.Y8]*4.5+[.AB8]*5)/2+([.E8]+[.H8]*1.5+[.K8]*2+[.N8]*2.5+[.Q8]*3+[.T8]*3.5+[.W8]*4+[.Z8]*4.5+[.AC8]*5)/3" office:value-type="float" office:value="28.5">
            <text:p>28,5</text:p>
          </table:table-cell>
          <table:table-cell table:number-columns-repeated="18" table:style-name="ce6"/>
          <table:table-cell table:style-name="ce8" office:value-type="float" office:value="1">
            <text:p>1</text:p>
          </table:table-cell>
          <table:table-cell table:number-columns-repeated="8" table:style-name="ce6"/>
          <table:table-cell table:style-name="ce13" table:formula="of:=([.AE8]*5.5+[.AH8]*6+[.AK8]*6.5+[.AN8]*7+[.AQ8]*7.5+[.AT8]*8+[.AW8]*8.5+[.AZ8]*9+[.BC8]*9.5)+([.AF8]*5.5+[.AI8]*6+[.AL8]*6.5+[.AO8]*7+[.AR8]*7.5+[.AU8]*8+[.AX8]*8.5+[.BA8]*9+[.BD8]*9.5)/2+([.AG8]*5.5+[.AJ8]*6+[.AM8]*6.5+[.AP8]*7+[.AS8]*7.5+[.AV8]*8+[.AY8]*8.5+[.BB8]*9+[.BE8]*9.5)/3" office:value-type="float" office:value="8.5">
            <text:p>8,5</text:p>
          </table:table-cell>
          <table:table-cell table:style-name="ce13" table:formula="of:=[.AD8]+[.BF8]" office:value-type="float" office:value="37">
            <text:p>37,0</text:p>
          </table:table-cell>
        </table:table-row>
        <table:table-row table:style-name="ro2">
          <table:table-cell/>
          <table:table-cell>
            <draw:frame table:end-cell-address="Deutschland.C9" table:end-x="0.067cm" table:end-y="0.45cm" draw:z-index="4" draw:name="Grafik 16" draw:style-name="gr1" draw:text-style-name="P1" svg:width="0.5cm" svg:height="0.45cm" svg:x="0.116cm" svg:y="0cm">
              <draw:image xlink:href="Pictures/1000020100000400000003006B0FCA32.png" xlink:type="simple" xlink:show="embed" xlink:actuate="onLoad">
                <text:p/>
              </draw:image>
            </draw:frame>
          </table:table-cell>
          <table:table-cell table:number-columns-repeated="3"/>
          <table:table-cell table:number-columns-repeated="8" table:style-name="ce6"/>
          <table:table-cell table:style-name="ce5"/>
          <table:table-cell table:number-columns-repeated="9" table:style-name="ce6"/>
          <table:table-cell table:style-name="ce2" office:value-type="float" office:value="1">
            <text:p>1</text:p>
          </table:table-cell>
          <table:table-cell table:number-columns-repeated="2" table:style-name="ce6"/>
          <table:table-cell table:style-name="ce10" office:value-type="float" office:value="2">
            <text:p>2</text:p>
          </table:table-cell>
          <table:table-cell table:number-columns-repeated="2" table:style-name="ce6"/>
          <table:table-cell table:style-name="ce12" table:formula="of:=([.C9]+[.F9]*1.5+[.I9]*2+[.L9]*2.5+[.O9]*3+[.R9]*3.5+[.U9]*4+[.X9]*4.5+[.AA9]*5)+([.D9]+[.G9]*1.5+[.J9]*2+[.M9]*2.5+[.P9]*3+[.S9]*3.5+[.V9]*4+[.Y9]*4.5+[.AB9]*5)/2+([.E9]+[.H9]*1.5+[.K9]*2+[.N9]*2.5+[.Q9]*3+[.T9]*3.5+[.W9]*4+[.Z9]*4.5+[.AC9]*5)/3" office:value-type="float" office:value="14.5">
            <text:p>14,5</text:p>
          </table:table-cell>
          <table:table-cell table:style-name="ce6" office:value-type="float" office:value="1">
            <text:p>1</text:p>
          </table:table-cell>
          <table:table-cell table:number-columns-repeated="2" table:style-name="ce6"/>
          <table:table-cell table:style-name="ce6" office:value-type="float" office:value="1">
            <text:p>1</text:p>
          </table:table-cell>
          <table:table-cell table:number-columns-repeated="2" table:style-name="ce6"/>
          <table:table-cell table:style-name="ce6" office:value-type="float" office:value="2">
            <text:p>2</text:p>
          </table:table-cell>
          <table:table-cell table:number-columns-repeated="5" table:style-name="ce6"/>
          <table:table-cell table:style-name="ce6" office:value-type="float" office:value="2">
            <text:p>2</text:p>
          </table:table-cell>
          <table:table-cell table:number-columns-repeated="2" table:style-name="ce6"/>
          <table:table-cell table:style-name="ce6" office:value-type="float" office:value="1">
            <text:p>1</text:p>
          </table:table-cell>
          <table:table-cell table:number-columns-repeated="5" table:style-name="ce6"/>
          <table:table-cell table:style-name="ce8" office:value-type="float" office:value="1">
            <text:p>1</text:p>
          </table:table-cell>
          <table:table-cell table:number-columns-repeated="5" table:style-name="ce6"/>
          <table:table-cell table:style-name="ce13" table:formula="of:=([.AE9]*5.5+[.AH9]*6+[.AK9]*6.5+[.AN9]*7+[.AQ9]*7.5+[.AT9]*8+[.AW9]*8.5+[.AZ9]*9+[.BC9]*9.5)+([.AF9]*5.5+[.AI9]*6+[.AL9]*6.5+[.AO9]*7+[.AR9]*7.5+[.AU9]*8+[.AX9]*8.5+[.BA9]*9+[.BD9]*9.5)/2+([.AG9]*5.5+[.AJ9]*6+[.AM9]*6.5+[.AP9]*7+[.AS9]*7.5+[.AV9]*8+[.AY9]*8.5+[.BB9]*9+[.BE9]*9.5)/3" office:value-type="float" office:value="56.5">
            <text:p>56,5</text:p>
          </table:table-cell>
          <table:table-cell table:style-name="ce13" table:formula="of:=[.AD9]+[.BF9]" office:value-type="float" office:value="71">
            <text:p>71,0</text:p>
          </table:table-cell>
        </table:table-row>
        <table:table-row table:style-name="ro2">
          <table:table-cell/>
          <table:table-cell>
            <draw:frame table:end-cell-address="Deutschland.C10" table:end-x="0.017cm" table:end-y="0.5cm" draw:z-index="5" draw:name="Grafik 7" draw:style-name="gr1" draw:text-style-name="P1" svg:width="0.45cm" svg:height="0.5cm" svg:x="0.116cm" svg:y="0cm">
              <draw:image xlink:href="Pictures/10000000000000CE000000F5E802DA79.png" xlink:type="simple" xlink:show="embed" xlink:actuate="onLoad">
                <text:p/>
              </draw:image>
            </draw:frame>
          </table:table-cell>
          <table:table-cell table:number-columns-repeated="3"/>
          <table:table-cell table:style-name="ce2" office:value-type="float" office:value="2">
            <text:p>2</text:p>
          </table:table-cell>
          <table:table-cell table:number-columns-repeated="2" table:style-name="ce6"/>
          <table:table-cell table:style-name="ce6" office:value-type="float" office:value="2">
            <text:p>2</text:p>
          </table:table-cell>
          <table:table-cell table:number-columns-repeated="2" table:style-name="ce6"/>
          <table:table-cell table:style-name="ce6" office:value-type="float" office:value="2">
            <text:p>2</text:p>
          </table:table-cell>
          <table:table-cell table:number-columns-repeated="2" table:style-name="ce6"/>
          <table:table-cell table:style-name="ce6" office:value-type="float" office:value="3">
            <text:p>3</text:p>
          </table:table-cell>
          <table:table-cell table:number-columns-repeated="6" table:style-name="ce6"/>
          <table:table-cell table:style-name="ce8" office:value-type="float" office:value="2">
            <text:p>2</text:p>
          </table:table-cell>
          <table:table-cell table:number-columns-repeated="7" table:style-name="ce6"/>
          <table:table-cell table:style-name="ce12" table:formula="of:=([.C10]+[.F10]*1.5+[.I10]*2+[.L10]*2.5+[.O10]*3+[.R10]*3.5+[.U10]*4+[.X10]*4.5+[.AA10]*5)+([.D10]+[.G10]*1.5+[.J10]*2+[.M10]*2.5+[.P10]*3+[.S10]*3.5+[.V10]*4+[.Y10]*4.5+[.AB10]*5)/2+([.E10]+[.H10]*1.5+[.K10]*2+[.N10]*2.5+[.Q10]*3+[.T10]*3.5+[.W10]*4+[.Z10]*4.5+[.AC10]*5)/3" office:value-type="float" office:value="25">
            <text:p>25,0</text:p>
          </table:table-cell>
          <table:table-cell table:number-columns-repeated="27" table:style-name="ce6"/>
          <table:table-cell table:style-name="ce13" table:formula="of:=([.AE10]*5.5+[.AH10]*6+[.AK10]*6.5+[.AN10]*7+[.AQ10]*7.5+[.AT10]*8+[.AW10]*8.5+[.AZ10]*9+[.BC10]*9.5)+([.AF10]*5.5+[.AI10]*6+[.AL10]*6.5+[.AO10]*7+[.AR10]*7.5+[.AU10]*8+[.AX10]*8.5+[.BA10]*9+[.BD10]*9.5)/2+([.AG10]*5.5+[.AJ10]*6+[.AM10]*6.5+[.AP10]*7+[.AS10]*7.5+[.AV10]*8+[.AY10]*8.5+[.BB10]*9+[.BE10]*9.5)/3" office:value-type="float" office:value="0">
            <text:p>0,0</text:p>
          </table:table-cell>
          <table:table-cell table:style-name="ce13" table:formula="of:=[.AD10]+[.BF10]" office:value-type="float" office:value="25">
            <text:p>25,0</text:p>
          </table:table-cell>
        </table:table-row>
        <table:table-row table:style-name="ro2">
          <table:table-cell table:number-columns-repeated="2"/>
          <table:table-cell table:number-columns-repeated="27"/>
          <table:table-cell table:style-name="ce12" table:formula="of:=([.C11]+[.F11]*1.5+[.I11]*2+[.L11]*2.5+[.O11]*3+[.R11]*3.5+[.U11]*4+[.X11]*4.5+[.AA11]*5)+([.D11]+[.G11]*1.5+[.J11]*2+[.M11]*2.5+[.P11]*3+[.S11]*3.5+[.V11]*4+[.Y11]*4.5+[.AB11]*5)/2+([.E11]+[.H11]*1.5+[.K11]*2+[.N11]*2.5+[.Q11]*3+[.T11]*3.5+[.W11]*4+[.Z11]*4.5+[.AC11]*5)/3" office:value-type="float" office:value="0">
            <text:p>0,0</text:p>
          </table:table-cell>
          <table:table-cell table:number-columns-repeated="27" table:style-name="ce6"/>
          <table:table-cell table:style-name="ce13" table:formula="of:=([.AE11]*5.5+[.AH11]*6+[.AK11]*6.5+[.AN11]*7+[.AQ11]*7.5+[.AT11]*8+[.AW11]*8.5+[.AZ11]*9+[.BC11]*9.5)+([.AF11]*5.5+[.AI11]*6+[.AL11]*6.5+[.AO11]*7+[.AR11]*7.5+[.AU11]*8+[.AX11]*8.5+[.BA11]*9+[.BD11]*9.5)/2+([.AG11]*5.5+[.AJ11]*6+[.AM11]*6.5+[.AP11]*7+[.AS11]*7.5+[.AV11]*8+[.AY11]*8.5+[.BB11]*9+[.BE11]*9.5)/3" office:value-type="float" office:value="0">
            <text:p>0,0</text:p>
          </table:table-cell>
          <table:table-cell table:style-name="ce13" table:formula="of:=[.AD11]+[.BF11]" office:value-type="float" office:value="0">
            <text:p>0,0</text:p>
          </table:table-cell>
        </table:table-row>
        <table:table-row table:style-name="ro2">
          <table:table-cell table:number-columns-repeated="2"/>
          <table:table-cell table:number-columns-repeated="27"/>
          <table:table-cell table:style-name="ce12" table:formula="of:=([.C12]+[.F12]*1.5+[.I12]*2+[.L12]*2.5+[.O12]*3+[.R12]*3.5+[.U12]*4+[.X12]*4.5+[.AA12]*5)+([.D12]+[.G12]*1.5+[.J12]*2+[.M12]*2.5+[.P12]*3+[.S12]*3.5+[.V12]*4+[.Y12]*4.5+[.AB12]*5)/2+([.E12]+[.H12]*1.5+[.K12]*2+[.N12]*2.5+[.Q12]*3+[.T12]*3.5+[.W12]*4+[.Z12]*4.5+[.AC12]*5)/3" office:value-type="float" office:value="0">
            <text:p>0,0</text:p>
          </table:table-cell>
          <table:table-cell table:number-columns-repeated="27" table:style-name="ce6"/>
          <table:table-cell table:style-name="ce13" table:formula="of:=([.AE12]*5.5+[.AH12]*6+[.AK12]*6.5+[.AN12]*7+[.AQ12]*7.5+[.AT12]*8+[.AW12]*8.5+[.AZ12]*9+[.BC12]*9.5)+([.AF12]*5.5+[.AI12]*6+[.AL12]*6.5+[.AO12]*7+[.AR12]*7.5+[.AU12]*8+[.AX12]*8.5+[.BA12]*9+[.BD12]*9.5)/2+([.AG12]*5.5+[.AJ12]*6+[.AM12]*6.5+[.AP12]*7+[.AS12]*7.5+[.AV12]*8+[.AY12]*8.5+[.BB12]*9+[.BE12]*9.5)/3" office:value-type="float" office:value="0">
            <text:p>0,0</text:p>
          </table:table-cell>
          <table:table-cell table:style-name="ce13" table:formula="of:=[.AD12]+[.BF12]" office:value-type="float" office:value="0">
            <text:p>0,0</text:p>
          </table:table-cell>
        </table:table-row>
        <table:table-row table:style-name="ro2">
          <table:table-cell table:number-columns-repeated="2"/>
          <table:table-cell table:number-columns-repeated="27"/>
          <table:table-cell table:style-name="ce12" table:formula="of:=([.C13]+[.F13]*1.5+[.I13]*2+[.L13]*2.5+[.O13]*3+[.R13]*3.5+[.U13]*4+[.X13]*4.5+[.AA13]*5)+([.D13]+[.G13]*1.5+[.J13]*2+[.M13]*2.5+[.P13]*3+[.S13]*3.5+[.V13]*4+[.Y13]*4.5+[.AB13]*5)/2+([.E13]+[.H13]*1.5+[.K13]*2+[.N13]*2.5+[.Q13]*3+[.T13]*3.5+[.W13]*4+[.Z13]*4.5+[.AC13]*5)/3" office:value-type="float" office:value="0">
            <text:p>0,0</text:p>
          </table:table-cell>
          <table:table-cell table:number-columns-repeated="27" table:style-name="ce6"/>
          <table:table-cell table:style-name="ce13" table:formula="of:=([.AE13]*5.5+[.AH13]*6+[.AK13]*6.5+[.AN13]*7+[.AQ13]*7.5+[.AT13]*8+[.AW13]*8.5+[.AZ13]*9+[.BC13]*9.5)+([.AF13]*5.5+[.AI13]*6+[.AL13]*6.5+[.AO13]*7+[.AR13]*7.5+[.AU13]*8+[.AX13]*8.5+[.BA13]*9+[.BD13]*9.5)/2+([.AG13]*5.5+[.AJ13]*6+[.AM13]*6.5+[.AP13]*7+[.AS13]*7.5+[.AV13]*8+[.AY13]*8.5+[.BB13]*9+[.BE13]*9.5)/3" office:value-type="float" office:value="0">
            <text:p>0,0</text:p>
          </table:table-cell>
          <table:table-cell table:style-name="ce13" table:formula="of:=[.AD13]+[.BF13]" office:value-type="float" office:value="0">
            <text:p>0,0</text:p>
          </table:table-cell>
        </table:table-row>
        <table:table-row table:style-name="ro2">
          <table:table-cell table:number-columns-repeated="2"/>
          <table:table-cell table:number-columns-repeated="27"/>
          <table:table-cell table:style-name="ce12" table:formula="of:=([.C14]+[.F14]*1.5+[.I14]*2+[.L14]*2.5+[.O14]*3+[.R14]*3.5+[.U14]*4+[.X14]*4.5+[.AA14]*5)+([.D14]+[.G14]*1.5+[.J14]*2+[.M14]*2.5+[.P14]*3+[.S14]*3.5+[.V14]*4+[.Y14]*4.5+[.AB14]*5)/2+([.E14]+[.H14]*1.5+[.K14]*2+[.N14]*2.5+[.Q14]*3+[.T14]*3.5+[.W14]*4+[.Z14]*4.5+[.AC14]*5)/3" office:value-type="float" office:value="0">
            <text:p>0,0</text:p>
          </table:table-cell>
          <table:table-cell table:number-columns-repeated="27" table:style-name="ce6"/>
          <table:table-cell table:style-name="ce13" table:formula="of:=([.AE14]*5.5+[.AH14]*6+[.AK14]*6.5+[.AN14]*7+[.AQ14]*7.5+[.AT14]*8+[.AW14]*8.5+[.AZ14]*9+[.BC14]*9.5)+([.AF14]*5.5+[.AI14]*6+[.AL14]*6.5+[.AO14]*7+[.AR14]*7.5+[.AU14]*8+[.AX14]*8.5+[.BA14]*9+[.BD14]*9.5)/2+([.AG14]*5.5+[.AJ14]*6+[.AM14]*6.5+[.AP14]*7+[.AS14]*7.5+[.AV14]*8+[.AY14]*8.5+[.BB14]*9+[.BE14]*9.5)/3" office:value-type="float" office:value="0">
            <text:p>0,0</text:p>
          </table:table-cell>
          <table:table-cell table:style-name="ce13" table:formula="of:=[.AD14]+[.BF14]" office:value-type="float" office:value="0">
            <text:p>0,0</text:p>
          </table:table-cell>
        </table:table-row>
        <table:table-row table:style-name="ro2">
          <table:table-cell table:number-columns-repeated="2"/>
          <table:table-cell table:number-columns-repeated="27"/>
          <table:table-cell table:style-name="ce12" table:formula="of:=([.C15]+[.F15]*1.5+[.I15]*2+[.L15]*2.5+[.O15]*3+[.R15]*3.5+[.U15]*4+[.X15]*4.5+[.AA15]*5)+([.D15]+[.G15]*1.5+[.J15]*2+[.M15]*2.5+[.P15]*3+[.S15]*3.5+[.V15]*4+[.Y15]*4.5+[.AB15]*5)/2+([.E15]+[.H15]*1.5+[.K15]*2+[.N15]*2.5+[.Q15]*3+[.T15]*3.5+[.W15]*4+[.Z15]*4.5+[.AC15]*5)/3" office:value-type="float" office:value="0">
            <text:p>0,0</text:p>
          </table:table-cell>
          <table:table-cell table:number-columns-repeated="27" table:style-name="ce6"/>
          <table:table-cell table:style-name="ce13" table:formula="of:=([.AE15]*5.5+[.AH15]*6+[.AK15]*6.5+[.AN15]*7+[.AQ15]*7.5+[.AT15]*8+[.AW15]*8.5+[.AZ15]*9+[.BC15]*9.5)+([.AF15]*5.5+[.AI15]*6+[.AL15]*6.5+[.AO15]*7+[.AR15]*7.5+[.AU15]*8+[.AX15]*8.5+[.BA15]*9+[.BD15]*9.5)/2+([.AG15]*5.5+[.AJ15]*6+[.AM15]*6.5+[.AP15]*7+[.AS15]*7.5+[.AV15]*8+[.AY15]*8.5+[.BB15]*9+[.BE15]*9.5)/3" office:value-type="float" office:value="0">
            <text:p>0,0</text:p>
          </table:table-cell>
          <table:table-cell table:style-name="ce13" table:formula="of:=[.AD15]+[.BF15]" office:value-type="float" office:value="0">
            <text:p>0,0</text:p>
          </table:table-cell>
        </table:table-row>
        <table:table-row table:style-name="ro2">
          <table:table-cell table:number-columns-repeated="2"/>
          <table:table-cell table:number-columns-repeated="27"/>
          <table:table-cell table:style-name="ce12" table:formula="of:=([.C16]+[.F16]*1.5+[.I16]*2+[.L16]*2.5+[.O16]*3+[.R16]*3.5+[.U16]*4+[.X16]*4.5+[.AA16]*5)+([.D16]+[.G16]*1.5+[.J16]*2+[.M16]*2.5+[.P16]*3+[.S16]*3.5+[.V16]*4+[.Y16]*4.5+[.AB16]*5)/2+([.E16]+[.H16]*1.5+[.K16]*2+[.N16]*2.5+[.Q16]*3+[.T16]*3.5+[.W16]*4+[.Z16]*4.5+[.AC16]*5)/3" office:value-type="float" office:value="0">
            <text:p>0,0</text:p>
          </table:table-cell>
          <table:table-cell table:number-columns-repeated="27" table:style-name="ce6"/>
          <table:table-cell table:style-name="ce13" table:formula="of:=([.AE16]*5.5+[.AH16]*6+[.AK16]*6.5+[.AN16]*7+[.AQ16]*7.5+[.AT16]*8+[.AW16]*8.5+[.AZ16]*9+[.BC16]*9.5)+([.AF16]*5.5+[.AI16]*6+[.AL16]*6.5+[.AO16]*7+[.AR16]*7.5+[.AU16]*8+[.AX16]*8.5+[.BA16]*9+[.BD16]*9.5)/2+([.AG16]*5.5+[.AJ16]*6+[.AM16]*6.5+[.AP16]*7+[.AS16]*7.5+[.AV16]*8+[.AY16]*8.5+[.BB16]*9+[.BE16]*9.5)/3" office:value-type="float" office:value="0">
            <text:p>0,0</text:p>
          </table:table-cell>
          <table:table-cell table:style-name="ce13" table:formula="of:=[.AD16]+[.BF16]" office:value-type="float" office:value="0">
            <text:p>0,0</text:p>
          </table:table-cell>
        </table:table-row>
        <table:table-row table:style-name="ro2">
          <table:table-cell table:number-columns-repeated="2"/>
          <table:table-cell table:number-columns-repeated="27"/>
          <table:table-cell table:style-name="ce12" table:formula="of:=([.C17]+[.F17]*1.5+[.I17]*2+[.L17]*2.5+[.O17]*3+[.R17]*3.5+[.U17]*4+[.X17]*4.5+[.AA17]*5)+([.D17]+[.G17]*1.5+[.J17]*2+[.M17]*2.5+[.P17]*3+[.S17]*3.5+[.V17]*4+[.Y17]*4.5+[.AB17]*5)/2+([.E17]+[.H17]*1.5+[.K17]*2+[.N17]*2.5+[.Q17]*3+[.T17]*3.5+[.W17]*4+[.Z17]*4.5+[.AC17]*5)/3" office:value-type="float" office:value="0">
            <text:p>0,0</text:p>
          </table:table-cell>
          <table:table-cell table:number-columns-repeated="27" table:style-name="ce6"/>
          <table:table-cell table:style-name="ce13" table:formula="of:=([.AE17]*5.5+[.AH17]*6+[.AK17]*6.5+[.AN17]*7+[.AQ17]*7.5+[.AT17]*8+[.AW17]*8.5+[.AZ17]*9+[.BC17]*9.5)+([.AF17]*5.5+[.AI17]*6+[.AL17]*6.5+[.AO17]*7+[.AR17]*7.5+[.AU17]*8+[.AX17]*8.5+[.BA17]*9+[.BD17]*9.5)/2+([.AG17]*5.5+[.AJ17]*6+[.AM17]*6.5+[.AP17]*7+[.AS17]*7.5+[.AV17]*8+[.AY17]*8.5+[.BB17]*9+[.BE17]*9.5)/3" office:value-type="float" office:value="0">
            <text:p>0,0</text:p>
          </table:table-cell>
          <table:table-cell table:style-name="ce13" table:formula="of:=[.AD17]+[.BF17]" office:value-type="float" office:value="0">
            <text:p>0,0</text:p>
          </table:table-cell>
        </table:table-row>
        <table:table-row table:style-name="ro2">
          <table:table-cell table:number-columns-repeated="2"/>
          <table:table-cell table:number-columns-repeated="27"/>
          <table:table-cell table:style-name="ce12" table:formula="of:=([.C18]+[.F18]*1.5+[.I18]*2+[.L18]*2.5+[.O18]*3+[.R18]*3.5+[.U18]*4+[.X18]*4.5+[.AA18]*5)+([.D18]+[.G18]*1.5+[.J18]*2+[.M18]*2.5+[.P18]*3+[.S18]*3.5+[.V18]*4+[.Y18]*4.5+[.AB18]*5)/2+([.E18]+[.H18]*1.5+[.K18]*2+[.N18]*2.5+[.Q18]*3+[.T18]*3.5+[.W18]*4+[.Z18]*4.5+[.AC18]*5)/3" office:value-type="float" office:value="0">
            <text:p>0,0</text:p>
          </table:table-cell>
          <table:table-cell table:number-columns-repeated="27" table:style-name="ce6"/>
          <table:table-cell table:style-name="ce13" table:formula="of:=([.AE18]*5.5+[.AH18]*6+[.AK18]*6.5+[.AN18]*7+[.AQ18]*7.5+[.AT18]*8+[.AW18]*8.5+[.AZ18]*9+[.BC18]*9.5)+([.AF18]*5.5+[.AI18]*6+[.AL18]*6.5+[.AO18]*7+[.AR18]*7.5+[.AU18]*8+[.AX18]*8.5+[.BA18]*9+[.BD18]*9.5)/2+([.AG18]*5.5+[.AJ18]*6+[.AM18]*6.5+[.AP18]*7+[.AS18]*7.5+[.AV18]*8+[.AY18]*8.5+[.BB18]*9+[.BE18]*9.5)/3" office:value-type="float" office:value="0">
            <text:p>0,0</text:p>
          </table:table-cell>
          <table:table-cell table:style-name="ce13" table:formula="of:=[.AD18]+[.BF18]" office:value-type="float" office:value="0">
            <text:p>0,0</text:p>
          </table:table-cell>
        </table:table-row>
        <table:table-row table:style-name="ro2">
          <table:table-cell table:number-columns-repeated="2"/>
          <table:table-cell table:number-columns-repeated="27"/>
          <table:table-cell table:style-name="ce12" table:formula="of:=([.C19]+[.F19]*1.5+[.I19]*2+[.L19]*2.5+[.O19]*3+[.R19]*3.5+[.U19]*4+[.X19]*4.5+[.AA19]*5)+([.D19]+[.G19]*1.5+[.J19]*2+[.M19]*2.5+[.P19]*3+[.S19]*3.5+[.V19]*4+[.Y19]*4.5+[.AB19]*5)/2+([.E19]+[.H19]*1.5+[.K19]*2+[.N19]*2.5+[.Q19]*3+[.T19]*3.5+[.W19]*4+[.Z19]*4.5+[.AC19]*5)/3" office:value-type="float" office:value="0">
            <text:p>0,0</text:p>
          </table:table-cell>
          <table:table-cell table:number-columns-repeated="27" table:style-name="ce6"/>
          <table:table-cell table:style-name="ce13" table:formula="of:=([.AE19]*5.5+[.AH19]*6+[.AK19]*6.5+[.AN19]*7+[.AQ19]*7.5+[.AT19]*8+[.AW19]*8.5+[.AZ19]*9+[.BC19]*9.5)+([.AF19]*5.5+[.AI19]*6+[.AL19]*6.5+[.AO19]*7+[.AR19]*7.5+[.AU19]*8+[.AX19]*8.5+[.BA19]*9+[.BD19]*9.5)/2+([.AG19]*5.5+[.AJ19]*6+[.AM19]*6.5+[.AP19]*7+[.AS19]*7.5+[.AV19]*8+[.AY19]*8.5+[.BB19]*9+[.BE19]*9.5)/3" office:value-type="float" office:value="0">
            <text:p>0,0</text:p>
          </table:table-cell>
          <table:table-cell table:style-name="ce13" table:formula="of:=[.AD19]+[.BF19]" office:value-type="float" office:value="0">
            <text:p>0,0</text:p>
          </table:table-cell>
        </table:table-row>
        <table:table-row table:style-name="ro2">
          <table:table-cell table:number-columns-repeated="2"/>
          <table:table-cell table:number-columns-repeated="27"/>
          <table:table-cell table:style-name="ce12" table:formula="of:=([.C20]+[.F20]*1.5+[.I20]*2+[.L20]*2.5+[.O20]*3+[.R20]*3.5+[.U20]*4+[.X20]*4.5+[.AA20]*5)+([.D20]+[.G20]*1.5+[.J20]*2+[.M20]*2.5+[.P20]*3+[.S20]*3.5+[.V20]*4+[.Y20]*4.5+[.AB20]*5)/2+([.E20]+[.H20]*1.5+[.K20]*2+[.N20]*2.5+[.Q20]*3+[.T20]*3.5+[.W20]*4+[.Z20]*4.5+[.AC20]*5)/3" office:value-type="float" office:value="0">
            <text:p>0,0</text:p>
          </table:table-cell>
          <table:table-cell table:number-columns-repeated="27" table:style-name="ce6"/>
          <table:table-cell table:style-name="ce13" table:formula="of:=([.AE20]*5.5+[.AH20]*6+[.AK20]*6.5+[.AN20]*7+[.AQ20]*7.5+[.AT20]*8+[.AW20]*8.5+[.AZ20]*9+[.BC20]*9.5)+([.AF20]*5.5+[.AI20]*6+[.AL20]*6.5+[.AO20]*7+[.AR20]*7.5+[.AU20]*8+[.AX20]*8.5+[.BA20]*9+[.BD20]*9.5)/2+([.AG20]*5.5+[.AJ20]*6+[.AM20]*6.5+[.AP20]*7+[.AS20]*7.5+[.AV20]*8+[.AY20]*8.5+[.BB20]*9+[.BE20]*9.5)/3" office:value-type="float" office:value="0">
            <text:p>0,0</text:p>
          </table:table-cell>
          <table:table-cell table:style-name="ce13" table:formula="of:=[.AD20]+[.BF20]" office:value-type="float" office:value="0">
            <text:p>0,0</text:p>
          </table:table-cell>
        </table:table-row>
        <table:table-row table:style-name="ro2">
          <table:table-cell table:number-columns-repeated="2"/>
          <table:table-cell table:number-columns-repeated="27"/>
          <table:table-cell table:style-name="ce12" table:formula="of:=([.C21]+[.F21]*1.5+[.I21]*2+[.L21]*2.5+[.O21]*3+[.R21]*3.5+[.U21]*4+[.X21]*4.5+[.AA21]*5)+([.D21]+[.G21]*1.5+[.J21]*2+[.M21]*2.5+[.P21]*3+[.S21]*3.5+[.V21]*4+[.Y21]*4.5+[.AB21]*5)/2+([.E21]+[.H21]*1.5+[.K21]*2+[.N21]*2.5+[.Q21]*3+[.T21]*3.5+[.W21]*4+[.Z21]*4.5+[.AC21]*5)/3" office:value-type="float" office:value="0">
            <text:p>0,0</text:p>
          </table:table-cell>
          <table:table-cell table:number-columns-repeated="27" table:style-name="ce6"/>
          <table:table-cell table:style-name="ce13" table:formula="of:=([.AE21]*5.5+[.AH21]*6+[.AK21]*6.5+[.AN21]*7+[.AQ21]*7.5+[.AT21]*8+[.AW21]*8.5+[.AZ21]*9+[.BC21]*9.5)+([.AF21]*5.5+[.AI21]*6+[.AL21]*6.5+[.AO21]*7+[.AR21]*7.5+[.AU21]*8+[.AX21]*8.5+[.BA21]*9+[.BD21]*9.5)/2+([.AG21]*5.5+[.AJ21]*6+[.AM21]*6.5+[.AP21]*7+[.AS21]*7.5+[.AV21]*8+[.AY21]*8.5+[.BB21]*9+[.BE21]*9.5)/3" office:value-type="float" office:value="0">
            <text:p>0,0</text:p>
          </table:table-cell>
          <table:table-cell table:style-name="ce13" table:formula="of:=[.AD21]+[.BF21]" office:value-type="float" office:value="0">
            <text:p>0,0</text:p>
          </table:table-cell>
        </table:table-row>
        <table:table-row table:style-name="ro2">
          <table:table-cell table:number-columns-repeated="2"/>
          <table:table-cell table:number-columns-repeated="27"/>
          <table:table-cell table:style-name="ce12" table:formula="of:=([.C22]+[.F22]*1.5+[.I22]*2+[.L22]*2.5+[.O22]*3+[.R22]*3.5+[.U22]*4+[.X22]*4.5+[.AA22]*5)+([.D22]+[.G22]*1.5+[.J22]*2+[.M22]*2.5+[.P22]*3+[.S22]*3.5+[.V22]*4+[.Y22]*4.5+[.AB22]*5)/2+([.E22]+[.H22]*1.5+[.K22]*2+[.N22]*2.5+[.Q22]*3+[.T22]*3.5+[.W22]*4+[.Z22]*4.5+[.AC22]*5)/3" office:value-type="float" office:value="0">
            <text:p>0,0</text:p>
          </table:table-cell>
          <table:table-cell table:number-columns-repeated="27" table:style-name="ce6"/>
          <table:table-cell table:style-name="ce13" table:formula="of:=([.AE22]*5.5+[.AH22]*6+[.AK22]*6.5+[.AN22]*7+[.AQ22]*7.5+[.AT22]*8+[.AW22]*8.5+[.AZ22]*9+[.BC22]*9.5)+([.AF22]*5.5+[.AI22]*6+[.AL22]*6.5+[.AO22]*7+[.AR22]*7.5+[.AU22]*8+[.AX22]*8.5+[.BA22]*9+[.BD22]*9.5)/2+([.AG22]*5.5+[.AJ22]*6+[.AM22]*6.5+[.AP22]*7+[.AS22]*7.5+[.AV22]*8+[.AY22]*8.5+[.BB22]*9+[.BE22]*9.5)/3" office:value-type="float" office:value="0">
            <text:p>0,0</text:p>
          </table:table-cell>
          <table:table-cell table:style-name="ce13" table:formula="of:=[.AD22]+[.BF22]" office:value-type="float" office:value="0">
            <text:p>0,0</text:p>
          </table:table-cell>
        </table:table-row>
        <table:table-row table:style-name="ro2" table:number-rows-repeated="5">
          <table:table-cell table:number-columns-repeated="59"/>
        </table:table-row>
        <table:table-row table:style-name="ro2">
          <table:table-cell office:value-type="string">
            <text:p>2. Bundesliga</text:p>
          </table:table-cell>
          <table:table-cell table:number-columns-repeated="58"/>
        </table:table-row>
        <table:table-row table:style-name="ro2">
          <table:table-cell office:value-type="string">
            <text:p>2017/18</text:p>
          </table:table-cell>
          <table:table-cell table:number-columns-repeated="58"/>
        </table:table-row>
        <table:table-row table:style-name="ro2">
          <table:table-cell/>
          <table:table-cell office:value-type="float" office:value="1">
            <text:p>1</text:p>
          </table:table-cell>
          <table:table-cell table:number-columns-repeated="57"/>
        </table:table-row>
        <table:table-row table:style-name="ro2">
          <table:table-cell/>
          <table:table-cell office:value-type="float" office:value="2">
            <text:p>2</text:p>
          </table:table-cell>
          <table:table-cell table:number-columns-repeated="57"/>
        </table:table-row>
        <table:table-row table:style-name="ro2">
          <table:table-cell/>
          <table:table-cell office:value-type="float" office:value="3">
            <text:p>3</text:p>
          </table:table-cell>
          <table:table-cell table:number-columns-repeated="57"/>
        </table:table-row>
        <table:table-row table:style-name="ro2">
          <table:table-cell/>
          <table:table-cell office:value-type="float" office:value="4">
            <text:p>4</text:p>
          </table:table-cell>
          <table:table-cell table:number-columns-repeated="57"/>
        </table:table-row>
        <table:table-row table:style-name="ro2">
          <table:table-cell/>
          <table:table-cell office:value-type="float" office:value="5">
            <text:p>5</text:p>
          </table:table-cell>
          <table:table-cell table:number-columns-repeated="57"/>
        </table:table-row>
        <table:table-row table:style-name="ro2">
          <table:table-cell/>
          <table:table-cell office:value-type="float" office:value="6">
            <text:p>6</text:p>
          </table:table-cell>
          <table:table-cell table:number-columns-repeated="57"/>
        </table:table-row>
        <table:table-row table:style-name="ro2">
          <table:table-cell/>
          <table:table-cell office:value-type="float" office:value="7">
            <text:p>7</text:p>
          </table:table-cell>
          <table:table-cell table:number-columns-repeated="57"/>
        </table:table-row>
        <table:table-row table:style-name="ro2">
          <table:table-cell/>
          <table:table-cell office:value-type="float" office:value="8">
            <text:p>8</text:p>
          </table:table-cell>
          <table:table-cell table:number-columns-repeated="57"/>
        </table:table-row>
        <table:table-row table:style-name="ro2">
          <table:table-cell/>
          <table:table-cell office:value-type="float" office:value="9">
            <text:p>9</text:p>
          </table:table-cell>
          <table:table-cell table:number-columns-repeated="57"/>
        </table:table-row>
        <table:table-row table:style-name="ro2">
          <table:table-cell/>
          <table:table-cell office:value-type="float" office:value="10">
            <text:p>10</text:p>
          </table:table-cell>
          <table:table-cell table:number-columns-repeated="57"/>
        </table:table-row>
        <table:table-row table:style-name="ro2">
          <table:table-cell/>
          <table:table-cell office:value-type="float" office:value="11">
            <text:p>11</text:p>
          </table:table-cell>
          <table:table-cell table:number-columns-repeated="57"/>
        </table:table-row>
        <table:table-row table:style-name="ro2">
          <table:table-cell/>
          <table:table-cell office:value-type="float" office:value="12">
            <text:p>12</text:p>
          </table:table-cell>
          <table:table-cell table:number-columns-repeated="57"/>
        </table:table-row>
        <table:table-row table:style-name="ro2">
          <table:table-cell/>
          <table:table-cell office:value-type="float" office:value="13">
            <text:p>13</text:p>
          </table:table-cell>
          <table:table-cell table:number-columns-repeated="57"/>
        </table:table-row>
        <table:table-row table:style-name="ro2">
          <table:table-cell/>
          <table:table-cell office:value-type="float" office:value="14">
            <text:p>14</text:p>
          </table:table-cell>
          <table:table-cell table:number-columns-repeated="57"/>
        </table:table-row>
        <table:table-row table:style-name="ro2">
          <table:table-cell/>
          <table:table-cell office:value-type="float" office:value="15">
            <text:p>15</text:p>
          </table:table-cell>
          <table:table-cell table:number-columns-repeated="57"/>
        </table:table-row>
        <table:table-row table:style-name="ro2">
          <table:table-cell/>
          <table:table-cell office:value-type="float" office:value="16">
            <text:p>16</text:p>
          </table:table-cell>
          <table:table-cell table:number-columns-repeated="57"/>
        </table:table-row>
        <table:table-row table:style-name="ro2">
          <table:table-cell/>
          <table:table-cell office:value-type="float" office:value="17">
            <text:p>17</text:p>
          </table:table-cell>
          <table:table-cell table:number-columns-repeated="57"/>
        </table:table-row>
        <table:table-row table:style-name="ro2">
          <table:table-cell/>
          <table:table-cell office:value-type="float" office:value="18">
            <text:p>18</text:p>
          </table:table-cell>
          <table:table-cell table:number-columns-repeated="57"/>
        </table:table-row>
        <table:table-row table:style-name="ro2" table:number-rows-repeated="5">
          <table:table-cell table:number-columns-repeated="59"/>
        </table:table-row>
        <table:table-row table:style-name="ro2">
          <table:table-cell office:value-type="string">
            <text:p>3. Liga</text:p>
          </table:table-cell>
          <table:table-cell table:number-columns-repeated="58"/>
        </table:table-row>
        <table:table-row table:style-name="ro2">
          <table:table-cell office:value-type="string">
            <text:p>2017/18</text:p>
          </table:table-cell>
          <table:table-cell table:number-columns-repeated="58"/>
        </table:table-row>
        <table:table-row table:style-name="ro2">
          <table:table-cell/>
          <table:table-cell office:value-type="float" office:value="1">
            <text:p>1</text:p>
          </table:table-cell>
          <table:table-cell table:number-columns-repeated="57"/>
        </table:table-row>
        <table:table-row table:style-name="ro2">
          <table:table-cell/>
          <table:table-cell office:value-type="float" office:value="2">
            <text:p>2</text:p>
          </table:table-cell>
          <table:table-cell table:number-columns-repeated="57"/>
        </table:table-row>
        <table:table-row table:style-name="ro2">
          <table:table-cell/>
          <table:table-cell office:value-type="float" office:value="3">
            <text:p>3</text:p>
          </table:table-cell>
          <table:table-cell table:number-columns-repeated="57"/>
        </table:table-row>
        <table:table-row table:style-name="ro2">
          <table:table-cell/>
          <table:table-cell office:value-type="float" office:value="4">
            <text:p>4</text:p>
          </table:table-cell>
          <table:table-cell table:number-columns-repeated="57"/>
        </table:table-row>
        <table:table-row table:style-name="ro2">
          <table:table-cell/>
          <table:table-cell office:value-type="float" office:value="5">
            <text:p>5</text:p>
          </table:table-cell>
          <table:table-cell table:number-columns-repeated="57"/>
        </table:table-row>
        <table:table-row table:style-name="ro2">
          <table:table-cell/>
          <table:table-cell office:value-type="float" office:value="6">
            <text:p>6</text:p>
          </table:table-cell>
          <table:table-cell table:number-columns-repeated="57"/>
        </table:table-row>
        <table:table-row table:style-name="ro2">
          <table:table-cell/>
          <table:table-cell office:value-type="float" office:value="7">
            <text:p>7</text:p>
          </table:table-cell>
          <table:table-cell table:number-columns-repeated="57"/>
        </table:table-row>
        <table:table-row table:style-name="ro2">
          <table:table-cell/>
          <table:table-cell office:value-type="float" office:value="8">
            <text:p>8</text:p>
          </table:table-cell>
          <table:table-cell table:number-columns-repeated="57"/>
        </table:table-row>
        <table:table-row table:style-name="ro2">
          <table:table-cell/>
          <table:table-cell office:value-type="float" office:value="9">
            <text:p>9</text:p>
          </table:table-cell>
          <table:table-cell table:number-columns-repeated="57"/>
        </table:table-row>
        <table:table-row table:style-name="ro2">
          <table:table-cell/>
          <table:table-cell office:value-type="float" office:value="10">
            <text:p>10</text:p>
          </table:table-cell>
          <table:table-cell table:number-columns-repeated="57"/>
        </table:table-row>
        <table:table-row table:style-name="ro2">
          <table:table-cell/>
          <table:table-cell office:value-type="float" office:value="11">
            <text:p>11</text:p>
          </table:table-cell>
          <table:table-cell table:number-columns-repeated="57"/>
        </table:table-row>
        <table:table-row table:style-name="ro2">
          <table:table-cell/>
          <table:table-cell office:value-type="float" office:value="12">
            <text:p>12</text:p>
          </table:table-cell>
          <table:table-cell table:number-columns-repeated="57"/>
        </table:table-row>
        <table:table-row table:style-name="ro2">
          <table:table-cell/>
          <table:table-cell office:value-type="float" office:value="13">
            <text:p>13</text:p>
          </table:table-cell>
          <table:table-cell table:number-columns-repeated="57"/>
        </table:table-row>
        <table:table-row table:style-name="ro2">
          <table:table-cell/>
          <table:table-cell office:value-type="float" office:value="14">
            <text:p>14</text:p>
          </table:table-cell>
          <table:table-cell table:number-columns-repeated="57"/>
        </table:table-row>
        <table:table-row table:style-name="ro2">
          <table:table-cell/>
          <table:table-cell office:value-type="float" office:value="15">
            <text:p>15</text:p>
          </table:table-cell>
          <table:table-cell table:number-columns-repeated="57"/>
        </table:table-row>
        <table:table-row table:style-name="ro2">
          <table:table-cell/>
          <table:table-cell office:value-type="float" office:value="16">
            <text:p>16</text:p>
          </table:table-cell>
          <table:table-cell table:number-columns-repeated="57"/>
        </table:table-row>
        <table:table-row table:style-name="ro2">
          <table:table-cell/>
          <table:table-cell office:value-type="float" office:value="17">
            <text:p>17</text:p>
          </table:table-cell>
          <table:table-cell table:number-columns-repeated="57"/>
        </table:table-row>
        <table:table-row table:style-name="ro2">
          <table:table-cell/>
          <table:table-cell office:value-type="float" office:value="18">
            <text:p>18</text:p>
          </table:table-cell>
          <table:table-cell table:number-columns-repeated="57"/>
        </table:table-row>
        <table:table-row table:style-name="ro2">
          <table:table-cell/>
          <table:table-cell office:value-type="float" office:value="19">
            <text:p>19</text:p>
          </table:table-cell>
          <table:table-cell table:number-columns-repeated="57"/>
        </table:table-row>
        <table:table-row table:style-name="ro2">
          <table:table-cell/>
          <table:table-cell office:value-type="float" office:value="20">
            <text:p>20</text:p>
          </table:table-cell>
          <table:table-cell table:number-columns-repeated="57"/>
        </table:table-row>
        <table:table-row table:style-name="ro2" table:number-rows-repeated="5">
          <table:table-cell table:number-columns-repeated="59"/>
        </table:table-row>
        <table:table-row table:style-name="ro2">
          <table:table-cell office:value-type="string">
            <text:p>Regionalliga Nordost</text:p>
          </table:table-cell>
          <table:table-cell table:number-columns-repeated="58"/>
        </table:table-row>
        <table:table-row table:style-name="ro2" table:number-rows-repeated="1048495">
          <table:table-cell table:number-columns-repeated="59"/>
        </table:table-row>
        <table:table-row table:style-name="ro2">
          <table:table-cell table:number-columns-repeated="59"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number:number-style style:name="N107">
      <number:number number:decimal-places="1" number:min-integer-digits="1"/>
    </number:number-style>
    <style:style style:name="Default" style:family="table-cell">
      <style:text-properties style:font-name-asian="Microsoft YaHei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4-06">06.04.2020</text:date>, <text:time>16:41:4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6T15:32:11.77</meta:creation-date>
    <dc:date>2020-04-06T16:41:40.54</dc:date>
    <meta:editing-duration>PT1H9M23S</meta:editing-duration>
    <meta:editing-cycles>14</meta:editing-cycles>
    <meta:generator>OpenOffice/4.1.5$Win32 OpenOffice.org_project/415m1$Build-9789</meta:generator>
    <meta:document-statistic meta:table-count="3" meta:cell-count="1092" meta:object-count="6"/>
  </office:meta>
</office:document-meta>
</file>